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6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6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/>
      <style:text-properties style:font-name="Liberation Serif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 style:data-style-name="N100">
      <style:table-cell-properties fo:background-color="#cccccc" style:text-align-source="fix" style:repeat-content="false" fo:wrap-option="wrap" fo:border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wrap" fo:border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cccc"/>
      <style:text-properties style:font-name="Liberation Serif1"/>
    </style:style>
    <style:style style:name="ce36" style:family="table-cell" style:parent-style-name="Default">
      <style:text-properties style:font-name="Liberation Serif1"/>
    </style:style>
    <style:style style:name="ce37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  <style:style style:name="T3" style:family="text">
      <style:text-properties fo:color="#000000" fo:font-size="10pt" fo:font-weight="bold" fo:country="none" style:country-asian="none" style:font-name-asian="Times New Roman" style:font-size-asian="12pt" style:font-size-complex="10pt" style:font-weight-asian="bold" style:font-weight-complex="bold"/>
    </style:style>
    <style:style style:name="T4" style:family="text">
      <style:text-properties fo:color="#000000" fo:font-size="10pt" fo:font-weight="bold" fo:country="none" style:country-asian="none" style:font-size-complex="10pt" style:font-weight-asian="bold" style:font-weight-complex="bold" style:font-name-asian="Cambria" style:font-size-asian="10pt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87.23mm" svg:y="3.98mm">
            <loext:p draw:notify-on-update-of-ranges="Hoja1.A11:Hoja1.A13 Hoja1.B10:Hoja1.B10 Hoja1.B11:Hoja1.B13 Hoja1.A15:Hoja1.A16 Hoja1.B14:Hoja1.B14 Hoja1.B15:Hoja1.B16 Hoja1.A18:Hoja1.A19 Hoja1.B17:Hoja1.B17 Hoja1.B18:Hoja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7.91mm" svg:y="100.57mm">
            <loext:p draw:notify-on-update-of-ranges="Hoja1.A27:Hoja1.A27 Hoja1.D28:Hoja1.D31 Hoja1.A28:Hoja1.A31 Hoja1.A32:Hoja1.A32 Hoja1.D33:Hoja1.D36 Hoja1.A33:Hoja1.A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0.51mm" svg:y="198.15mm">
            <loext:p draw:notify-on-update-of-ranges="Hoja1.A39:Hoja1.A39 Hoja1.D40:Hoja1.D51 Hoja1.A40:Hoja1.A51 Hoja1.A52:Hoja1.A52 Hoja1.D53:Hoja1.D64 Hoja1.A53:Hoja1.A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hunk</text:p>
          </table:table-cell>
          <table:table-cell table:style-name="ce16" office:value-type="string" calcext:value-type="string">
            <text:p><text:span text:style-name="T1">Static</text:span><text:span text:style-name="T2"> </text:span></text:p>
          </table:table-cell>
          <table:table-cell table:style-name="ce25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17" office:value-type="float" office:value="0.053418337" calcext:value-type="float">
            <text:p>0,053418337</text:p>
          </table:table-cell>
          <table:table-cell table:style-name="ce17" office:value-type="float" office:value="0.057794493" calcext:value-type="float">
            <text:p>0,057794493</text:p>
          </table:table-cell>
          <table:table-cell table:style-name="ce17" office:value-type="float" office:value="0.054353235" calcext:value-type="float">
            <text:p>0,054353235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54816725" calcext:value-type="float">
            <text:p>0,054816725</text:p>
          </table:table-cell>
          <table:table-cell table:style-name="ce18" office:value-type="float" office:value="0.059750396" calcext:value-type="float">
            <text:p>0,059750396</text:p>
          </table:table-cell>
          <table:table-cell table:style-name="ce18" office:value-type="float" office:value="0.044318154" calcext:value-type="float">
            <text:p>0,044318154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9" office:value-type="float" office:value="0.048033619" calcext:value-type="float">
            <text:p>0,048033619</text:p>
          </table:table-cell>
          <table:table-cell table:style-name="ce19" office:value-type="float" office:value="0.049972824" calcext:value-type="float">
            <text:p>0,049972824</text:p>
          </table:table-cell>
          <table:table-cell table:style-name="ce19" office:value-type="float" office:value="0.055358408" calcext:value-type="float">
            <text:p>0,055358408</text:p>
          </table:table-cell>
        </table:table-row>
        <table:table-row table:style-name="ro1">
          <table:table-cell table:style-name="ce1" office:value-type="string" calcext:value-type="string">
            <text:p>Chunk</text:p>
          </table:table-cell>
          <table:table-cell table:style-name="ce16" office:value-type="string" calcext:value-type="string">
            <text:p><text:span text:style-name="T1">Static</text:span><text:span text:style-name="T2"> </text:span></text:p>
          </table:table-cell>
          <table:table-cell table:style-name="ce25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5" office:value-type="string" calcext:value-type="string">
            <text:p>por defecto</text:p>
          </table:table-cell>
          <table:table-cell table:style-name="ce17" office:value-type="float" office:value="0.047529733" calcext:value-type="float">
            <text:p>0,047529733</text:p>
          </table:table-cell>
          <table:table-cell table:style-name="ce17" office:value-type="float" office:value="0.057949659" calcext:value-type="float">
            <text:p>0,057949659</text:p>
          </table:table-cell>
          <table:table-cell table:style-name="ce17" office:value-type="float" office:value="0.049093953" calcext:value-type="float">
            <text:p>0,04909395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53795515" calcext:value-type="float">
            <text:p>0,053795515</text:p>
          </table:table-cell>
          <table:table-cell table:style-name="ce18" office:value-type="float" office:value="0.059588058" calcext:value-type="float">
            <text:p>0,059588058</text:p>
          </table:table-cell>
          <table:table-cell table:style-name="ce18" office:value-type="float" office:value="0.059033433" calcext:value-type="float">
            <text:p>0,059033433</text:p>
          </table:table-cell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19" office:value-type="float" office:value="0.06002433" calcext:value-type="float">
            <text:p>0,06002433</text:p>
          </table:table-cell>
          <table:table-cell table:style-name="ce19" office:value-type="float" office:value="0.052829562" calcext:value-type="float">
            <text:p>0,052829562</text:p>
          </table:table-cell>
          <table:table-cell table:style-name="ce19" office:value-type="float" office:value="0.054603271" calcext:value-type="float">
            <text:p>0,054603271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Chunk</text:p>
          </table:table-cell>
          <table:table-cell table:style-name="ce16" office:value-type="string" calcext:value-type="string">
            <text:p><text:span text:style-name="T1">Static</text:span><text:span text:style-name="T2"> </text:span>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8" table:formula="of:=AVERAGE([.B3];[.B7])" office:value-type="float" office:value="0.05430612" calcext:value-type="float">
            <text:p>0,05430612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7" table:formula="of:=AVERAGE([.B2];[.B6])" office:value-type="float" office:value="0.050474035" calcext:value-type="float">
            <text:p>0,05047403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9" table:formula="of:=AVERAGE([.B8];[.B4])" office:value-type="float" office:value="0.0540289745" calcext:value-type="float">
            <text:p>0,054028974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hunk</text:p>
          </table:table-cell>
          <table:table-cell table:style-name="ce20" office:value-type="string" calcext:value-type="string">
            <text:p><text:span text:style-name="T3">Dynamic</text:span><text:span text:style-name="T4"> </text:span></text:p>
          </table:table-cell>
          <table: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8" table:formula="of:=AVERAGE([.C3];[.C7])" office:value-type="float" office:value="0.059669227" calcext:value-type="float">
            <text:p>0,059669227</text:p>
          </table:table-cell>
          <table:table-cell table:number-columns-repeated="2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19" table:formula="of:=AVERAGE([.C8];[.C4])" office:value-type="float" office:value="0.051401193" calcext:value-type="float">
            <text:p>0,0514011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hunk</text:p>
          </table:table-cell>
          <table:table-cell table:style-name="ce20" office:value-type="string" calcext:value-type="string">
            <text:p><text:span text:style-name="T3">Guided</text:span><text:span text:style-name="T4"> </text:span>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8" table:formula="of:=AVERAGE([.D3];[.D7])" office:value-type="float" office:value="0.0516757935" calcext:value-type="float">
            <text:p>0,051675793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9" table:formula="of:=AVERAGE([.D4];[.D8])" office:value-type="float" office:value="0.0549808395" calcext:value-type="float">
            <text:p>0,0549808395</text:p>
          </table:table-cell>
          <table:table-cell/>
          <table:table-cell table:style-name="ce37"/>
        </table:table-row>
        <table:table-row table:style-name="ro2" table:number-rows-repeated="6">
          <table:table-cell/>
          <table:table-cell table:style-name="Default"/>
          <table:table-cell table:number-columns-repeated="2"/>
        </table:table-row>
        <table:table-row table:style-name="ro3">
          <table:table-cell table:style-name="ce8" office:value-type="string" calcext:value-type="string">
            <text:p>Nº de Hebras (p)</text:p>
          </table:table-cell>
          <table:table-cell table:style-name="ce21" office:value-type="string" calcext:value-type="string">
            <text:p>Tiempo secuencial Ts</text:p>
          </table:table-cell>
          <table:table-cell table:style-name="ce26" office:value-type="string" calcext:value-type="string">
            <text:p>Tiempo paralelo para p hebras Tp(p)</text:p>
          </table:table-cell>
          <table:table-cell table:style-name="ce38" office:value-type="string" calcext:value-type="string">
            <text:p>Ganancia de velocidad S(p)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Tamaño N = 1000</text:p>
          </table:table-cell>
          <table:covered-table-cell table:style-name="ce22"/>
          <table:covered-table-cell table:style-name="ce27"/>
          <table:covered-table-cell table:style-name="ce39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10.251070992" calcext:value-type="float">
            <text:p>10,251070992</text:p>
          </table:table-cell>
          <table:table-cell table:style-name="ce23" office:value-type="float" office:value="10.251070992" calcext:value-type="float">
            <text:p>10,251070992</text:p>
          </table:table-cell>
          <table:table-cell table:style-name="ce29" table:formula="of:=[.B28]/[.C28]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4" office:value-type="float" office:value="10.251070992" calcext:value-type="float">
            <text:p>10,251070992</text:p>
          </table:table-cell>
          <table:table-cell table:style-name="ce28" office:value-type="float" office:value="5.561841517" calcext:value-type="float">
            <text:p>5,561841517</text:p>
          </table:table-cell>
          <table:table-cell table:style-name="ce40" table:formula="of:=[.B29]/[.C29]" office:value-type="float" office:value="1.84310735224425" calcext:value-type="float">
            <text:p>1,8431073522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10.251070992" calcext:value-type="float">
            <text:p>10,251070992</text:p>
          </table:table-cell>
          <table:table-cell table:style-name="ce29" office:value-type="float" office:value="4.770149883" calcext:value-type="float">
            <text:p>4,770149883</text:p>
          </table:table-cell>
          <table:table-cell table:style-name="ce29" table:formula="of:=[.B30]/[.C30]" office:value-type="float" office:value="2.14900396076297" calcext:value-type="float">
            <text:p>2,1490039608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24" office:value-type="float" office:value="10.251070992" calcext:value-type="float">
            <text:p>10,251070992</text:p>
          </table:table-cell>
          <table:table-cell table:style-name="ce28" office:value-type="float" office:value="5.456823746" calcext:value-type="float">
            <text:p>5,456823746</text:p>
          </table:table-cell>
          <table:table-cell table:style-name="ce40" table:formula="of:=[.B31]/[.C31]" office:value-type="float" office:value="1.87857835787977" calcext:value-type="float">
            <text:p>1,8785783579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Tamaño N = 1100</text:p>
          </table:table-cell>
          <table:covered-table-cell table:style-name="ce22"/>
          <table:covered-table-cell table:style-name="ce27"/>
          <table:covered-table-cell table:style-name="ce29" table:formula="of:=[.B32]/[.C32]" office:value-type="string" office:string-value="" calcext:value-type="error">
            <text:p>#DIV/0!</text:p>
          </table:covered-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13.543738403" calcext:value-type="float">
            <text:p>13,543738403</text:p>
          </table:table-cell>
          <table:table-cell table:style-name="ce23" office:value-type="float" office:value="13.543738403" calcext:value-type="float">
            <text:p>13,543738403</text:p>
          </table:table-cell>
          <table:table-cell table:style-name="ce29" table:formula="of:=[.B33]/[.C33]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4" office:value-type="float" office:value="13.543738403" calcext:value-type="float">
            <text:p>13,543738403</text:p>
          </table:table-cell>
          <table:table-cell table:style-name="ce28" office:value-type="float" office:value="7.80966636" calcext:value-type="float">
            <text:p>7,80966636</text:p>
          </table:table-cell>
          <table:table-cell table:style-name="ce40" table:formula="of:=[.B34]/[.C34]" office:value-type="float" office:value="1.73422753017582" calcext:value-type="float">
            <text:p>1,7342275302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13.543738403" calcext:value-type="float">
            <text:p>13,543738403</text:p>
          </table:table-cell>
          <table:table-cell table:style-name="ce29" office:value-type="float" office:value="6.199017416" calcext:value-type="float">
            <text:p>6,199017416</text:p>
          </table:table-cell>
          <table:table-cell table:style-name="ce29" table:formula="of:=[.B35]/[.C35]" office:value-type="float" office:value="2.18482018909043" calcext:value-type="float">
            <text:p>2,1848201891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24" office:value-type="float" office:value="13.543738403" calcext:value-type="float">
            <text:p>13,543738403</text:p>
          </table:table-cell>
          <table:table-cell table:style-name="ce28" office:value-type="float" office:value="6.460663058" calcext:value-type="float">
            <text:p>6,460663058</text:p>
          </table:table-cell>
          <table:table-cell table:style-name="ce40" table:formula="of:=[.B36]/[.C36]" office:value-type="float" office:value="2.09633876297407" calcext:value-type="float">
            <text:p>2,096338763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4">
          <table:table-cell table:style-name="ce8" office:value-type="string" calcext:value-type="string">
            <text:p>Nº de Hebras (p)</text:p>
          </table:table-cell>
          <table:table-cell table:style-name="ce21" office:value-type="string" calcext:value-type="string">
            <text:p>Tiempo secuencial Ts</text:p>
          </table:table-cell>
          <table:table-cell table:style-name="ce27" office:value-type="string" calcext:value-type="string">
            <text:p>Tiempo paralelo para p hebras Tp(p)</text:p>
          </table:table-cell>
          <table:table-cell table:style-name="ce38" office:value-type="string" calcext:value-type="string">
            <text:p>Ganancia de velocidad S(p)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Tamaño N = 1000</text:p>
          </table:table-cell>
          <table:covered-table-cell table:style-name="ce22"/>
          <table:covered-table-cell table:style-name="ce27"/>
          <table:covered-table-cell table:style-name="ce39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12.158947179" calcext:value-type="float">
            <text:p>12,158947179</text:p>
          </table:table-cell>
          <table:table-cell table:style-name="ce23" office:value-type="float" office:value="12.158947179" calcext:value-type="float">
            <text:p>12,158947179</text:p>
          </table:table-cell>
          <table:table-cell table:style-name="ce29" table:formula="of:=[.B40]/[.C40]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4" office:value-type="float" office:value="12.158947179" calcext:value-type="float">
            <text:p>12,158947179</text:p>
          </table:table-cell>
          <table:table-cell table:style-name="ce28" office:value-type="float" office:value="4.801690025" calcext:value-type="float">
            <text:p>4,801690025</text:p>
          </table:table-cell>
          <table:table-cell table:style-name="ce40" table:formula="of:=[.B41]/[.C41]" office:value-type="float" office:value="2.53222242912275" calcext:value-type="float">
            <text:p>2,532222429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12.158947179" calcext:value-type="float">
            <text:p>12,158947179</text:p>
          </table:table-cell>
          <table:table-cell table:style-name="ce29" office:value-type="float" office:value="2.337470277" calcext:value-type="float">
            <text:p>2,337470277</text:p>
          </table:table-cell>
          <table:table-cell table:style-name="ce29" table:formula="of:=[.B42]/[.C42]" office:value-type="float" office:value="5.20175477679454" calcext:value-type="float">
            <text:p>5,2017547768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24" office:value-type="float" office:value="12.158947179" calcext:value-type="float">
            <text:p>12,158947179</text:p>
          </table:table-cell>
          <table:table-cell table:style-name="ce28" office:value-type="float" office:value="2.378852149" calcext:value-type="float">
            <text:p>2,378852149</text:p>
          </table:table-cell>
          <table:table-cell table:style-name="ce40" table:formula="of:=[.B43]/[.C43]" office:value-type="float" office:value="5.11126645012859" calcext:value-type="float">
            <text:p>5,1112664501</text:p>
          </table:table-cell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office:value-type="float" office:value="12.158947179" calcext:value-type="float">
            <text:p>12,158947179</text:p>
          </table:table-cell>
          <table:table-cell table:style-name="ce30" office:value-type="float" office:value="2.447800528" calcext:value-type="float">
            <text:p>2,447800528</text:p>
          </table:table-cell>
          <table:table-cell table:style-name="ce41" table:formula="of:=[.B44]/[.C44]" office:value-type="float" office:value="4.96729494087273" calcext:value-type="float">
            <text:p>4,9672949409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4" office:value-type="float" office:value="12.158947179" calcext:value-type="float">
            <text:p>12,158947179</text:p>
          </table:table-cell>
          <table:table-cell table:style-name="ce31" office:value-type="float" office:value="2.653292913" calcext:value-type="float">
            <text:p>2,653292913</text:p>
          </table:table-cell>
          <table:table-cell table:style-name="ce40" table:formula="of:=[.B45]/[.C45]" office:value-type="float" office:value="4.58258759122536" calcext:value-type="float">
            <text:p>4,5825875912</text:p>
          </table:table-cell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office:value-type="float" office:value="12.158947179" calcext:value-type="float">
            <text:p>12,158947179</text:p>
          </table:table-cell>
          <table:table-cell table:style-name="ce30" office:value-type="float" office:value="2.822821191" calcext:value-type="float">
            <text:p>2,822821191</text:p>
          </table:table-cell>
          <table:table-cell table:style-name="ce41" table:formula="of:=[.B46]/[.C46]" office:value-type="float" office:value="4.30737420342683" calcext:value-type="float">
            <text:p>4,3073742034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4" office:value-type="float" office:value="12.158947179" calcext:value-type="float">
            <text:p>12,158947179</text:p>
          </table:table-cell>
          <table:table-cell table:style-name="ce31" office:value-type="float" office:value="3.024579273" calcext:value-type="float">
            <text:p>3,024579273</text:p>
          </table:table-cell>
          <table:table-cell table:style-name="ce40" table:formula="of:=[.B47]/[.C47]" office:value-type="float" office:value="4.02004579200196" calcext:value-type="float">
            <text:p>4,020045792</text:p>
          </table:table-cell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office:value-type="float" office:value="12.158947179" calcext:value-type="float">
            <text:p>12,158947179</text:p>
          </table:table-cell>
          <table:table-cell table:style-name="ce30" office:value-type="float" office:value="3.247710592" calcext:value-type="float">
            <text:p>3,247710592</text:p>
          </table:table-cell>
          <table:table-cell table:style-name="ce41" table:formula="of:=[.B48]/[.C48]" office:value-type="float" office:value="3.74385181024159" calcext:value-type="float">
            <text:p>3,7438518102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4" office:value-type="float" office:value="12.158947179" calcext:value-type="float">
            <text:p>12,158947179</text:p>
          </table:table-cell>
          <table:table-cell table:style-name="ce31" office:value-type="float" office:value="3.320491248" calcext:value-type="float">
            <text:p>3,320491248</text:p>
          </table:table-cell>
          <table:table-cell table:style-name="ce40" table:formula="of:=[.B49]/[.C49]" office:value-type="float" office:value="3.66179166601435" calcext:value-type="float">
            <text:p>3,661791666</text:p>
          </table:table-cell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office:value-type="float" office:value="12.158947179" calcext:value-type="float">
            <text:p>12,158947179</text:p>
          </table:table-cell>
          <table:table-cell table:style-name="ce32" office:value-type="string" calcext:value-type="string">
            <text:p>3,556072408</text:p>
          </table:table-cell>
          <table:table-cell table:style-name="ce41" table:formula="of:=[.B50]/[.C50]" office:value-type="float" office:value="3.41920686194307" calcext:value-type="float">
            <text:p>3,4192068619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4" office:value-type="float" office:value="12.158947179" calcext:value-type="float">
            <text:p>12,158947179</text:p>
          </table:table-cell>
          <table:table-cell table:style-name="ce33" office:value-type="string" calcext:value-type="string">
            <text:p>3,793776336</text:p>
          </table:table-cell>
          <table:table-cell table:style-name="ce40" table:formula="of:=[.B51]/[.C51]" office:value-type="float" office:value="3.20497206533264" calcext:value-type="float">
            <text:p>3,2049720653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Tamaño N = 1100</text:p>
          </table:table-cell>
          <table:covered-table-cell table:style-name="ce22"/>
          <table:covered-table-cell table:style-name="ce27"/>
          <table:covered-table-cell table:style-name="ce29" table:formula="of:=[.B52]/[.C51]" office:value-type="float" office:value="0" calcext:value-type="float">
            <text:p>0</text:p>
          </table:covered-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16.647128082" calcext:value-type="float">
            <text:p>16,647128082</text:p>
          </table:table-cell>
          <table:table-cell table:style-name="ce23" office:value-type="float" office:value="16.647128082" calcext:value-type="float">
            <text:p>16,647128082</text:p>
          </table:table-cell>
          <table:table-cell table:style-name="ce29" table:formula="of:=[.B53]/[.C53]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4" office:value-type="float" office:value="16.647128082" calcext:value-type="float">
            <text:p>16,647128082</text:p>
          </table:table-cell>
          <table:table-cell table:style-name="ce28" office:value-type="float" office:value="6.785340497" calcext:value-type="float">
            <text:p>6,785340497</text:p>
          </table:table-cell>
          <table:table-cell table:style-name="ce40" table:formula="of:=[.B54]/[.C54]" office:value-type="float" office:value="2.45339612497858" calcext:value-type="float">
            <text:p>2,453396125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16.647128082" calcext:value-type="float">
            <text:p>16,647128082</text:p>
          </table:table-cell>
          <table:table-cell table:style-name="ce34" office:value-type="float" office:value="3.148571702" calcext:value-type="float">
            <text:p>3,148571702</text:p>
          </table:table-cell>
          <table:table-cell table:style-name="ce29" table:formula="of:=[.B55]/[.C55]" office:value-type="float" office:value="5.28719992986839" calcext:value-type="float">
            <text:p>5,2871999299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24" office:value-type="float" office:value="16.647128082" calcext:value-type="float">
            <text:p>16,647128082</text:p>
          </table:table-cell>
          <table:table-cell table:style-name="ce28" office:value-type="float" office:value="3.105079242" calcext:value-type="float">
            <text:p>3,105079242</text:p>
          </table:table-cell>
          <table:table-cell table:style-name="ce40" table:formula="of:=[.B56]/[.C56]" office:value-type="float" office:value="5.36125708382163" calcext:value-type="float">
            <text:p>5,3612570838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office:value-type="float" office:value="16.647128082" calcext:value-type="float">
            <text:p>16,647128082</text:p>
          </table:table-cell>
          <table:table-cell table:style-name="ce35" office:value-type="float" office:value="3.216639679" calcext:value-type="float">
            <text:p>3,216639679</text:p>
          </table:table-cell>
          <table:table-cell table:style-name="ce29" table:formula="of:=[.B57]/[.C57]" office:value-type="float" office:value="5.17531639949655" calcext:value-type="float">
            <text:p>5,175316399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4" office:value-type="float" office:value="16.647128082" calcext:value-type="float">
            <text:p>16,647128082</text:p>
          </table:table-cell>
          <table:table-cell table:style-name="ce36" office:value-type="float" office:value="3.404592036" calcext:value-type="float">
            <text:p>3,404592036</text:p>
          </table:table-cell>
          <table:table-cell table:style-name="ce40" table:formula="of:=[.B58]/[.C58]" office:value-type="float" office:value="4.88961023992714" calcext:value-type="float">
            <text:p>4,8896102399</text:p>
          </table:table-cell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office:value-type="float" office:value="16.647128082" calcext:value-type="float">
            <text:p>16,647128082</text:p>
          </table:table-cell>
          <table:table-cell table:style-name="ce35" office:value-type="float" office:value="3.71709716" calcext:value-type="float">
            <text:p>3,71709716</text:p>
          </table:table-cell>
          <table:table-cell table:style-name="ce29" table:formula="of:=[.B59]/[.C59]" office:value-type="float" office:value="4.47852917624569" calcext:value-type="float">
            <text:p>4,4785291762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4" office:value-type="float" office:value="16.647128082" calcext:value-type="float">
            <text:p>16,647128082</text:p>
          </table:table-cell>
          <table:table-cell table:style-name="ce36" office:value-type="float" office:value="4.014075365" calcext:value-type="float">
            <text:p>4,014075365</text:p>
          </table:table-cell>
          <table:table-cell table:style-name="ce40" table:formula="of:=[.B60]/[.C60]" office:value-type="float" office:value="4.14718872175436" calcext:value-type="float">
            <text:p>4,1471887218</text:p>
          </table:table-cell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office:value-type="float" office:value="16.647128082" calcext:value-type="float">
            <text:p>16,647128082</text:p>
          </table:table-cell>
          <table:table-cell table:style-name="ce35" office:value-type="float" office:value="4.216315832" calcext:value-type="float">
            <text:p>4,216315832</text:p>
          </table:table-cell>
          <table:table-cell table:style-name="ce29" table:formula="of:=[.B61]/[.C61]" office:value-type="float" office:value="3.94826401657474" calcext:value-type="float">
            <text:p>3,9482640166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4" office:value-type="float" office:value="16.647128082" calcext:value-type="float">
            <text:p>16,647128082</text:p>
          </table:table-cell>
          <table:table-cell table:style-name="ce36" office:value-type="float" office:value="4.541037429" calcext:value-type="float">
            <text:p>4,541037429</text:p>
          </table:table-cell>
          <table:table-cell table:style-name="ce40" table:formula="of:=[.B62]/[.C62]" office:value-type="float" office:value="3.66593060336566" calcext:value-type="float">
            <text:p>3,6659306034</text:p>
          </table:table-cell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office:value-type="float" office:value="16.647128082" calcext:value-type="float">
            <text:p>16,647128082</text:p>
          </table:table-cell>
          <table:table-cell table:style-name="ce35" office:value-type="float" office:value="4.796080909" calcext:value-type="float">
            <text:p>4,796080909</text:p>
          </table:table-cell>
          <table:table-cell table:style-name="ce29" table:formula="of:=[.B63]/[.C63]" office:value-type="float" office:value="3.47098566472495" calcext:value-type="float">
            <text:p>3,4709856647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float" office:value="16.647128082" calcext:value-type="float">
            <text:p>16,647128082</text:p>
          </table:table-cell>
          <table:table-cell table:style-name="ce36" office:value-type="float" office:value="5.043220101" calcext:value-type="float">
            <text:p>5,043220101</text:p>
          </table:table-cell>
          <table:table-cell table:style-name="ce40" table:formula="of:=[.B64]/[.C64]" office:value-type="float" office:value="3.30089263379544" calcext:value-type="float">
            <text:p>3,3008926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7:12:31.5004401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25:53.679936873</meta:creation-date>
    <dc:date>2017-05-10T17:56:51.949450754</dc:date>
    <meta:editing-duration>PT20M24S</meta:editing-duration>
    <meta:editing-cycles>5</meta:editing-cycles>
    <meta:generator>LibreOffice/5.1.6.2$Linux_X86_64 LibreOffice_project/10m0$Build-2</meta:generator>
    <meta:document-statistic meta:table-count="1" meta:cell-count="1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6cm" svg:y="0.316cm" chart:style-name="ch2">
          <text:p>Comparativa</text:p>
        </chart:title>
        <chart:legend chart:legend-position="end" svg:x="13.201cm" svg:y="3.703cm" style:legend-expansion="high" chart:style-name="ch3"/>
        <chart:plot-area chart:style-name="ch4" table:cell-range-address="Hoja1.A11:Hoja1.B13 Hoja1.B10:Hoja1.B10 Hoja1.B14:Hoja1.B19" chart:data-source-has-labels="row" svg:x="1.331cm" svg:y="1.275cm" svg:width="11.55cm" svg:height="6.564cm">
          <chartooo:coordinate-region svg:x="2.429cm" svg:y="1.474cm" svg:width="10.265cm" svg:height="5.719cm"/>
          <chart:axis chart:dimension="x" chart:name="primary-x" chart:style-name="ch5">
            <chart:title svg:x="6.572cm" svg:y="8.019cm" chart:style-name="ch6">
              <text:p>Chunk</text:p>
            </chart:title>
          </chart:axis>
          <chart:axis chart:dimension="y" chart:name="primary-y" chart:style-name="ch7">
            <chart:title svg:x="0.451cm" svg:y="5.143cm" chart:style-name="ch8">
              <text:p>Tiempo</text:p>
            </chart:title>
            <chart:grid chart:style-name="ch9" chart:class="major"/>
          </chart:axis>
          <chart:series chart:style-name="ch10" chart:values-cell-range-address="Hoja1.B11:Hoja1.B13" chart:label-cell-address="Hoja1.B10:Hoja1.B10" chart:class="chart:scatter">
            <chart:domain table:cell-range-address="Hoja1.A11:Hoja1.A13"/>
            <chart:data-point chart:repeated="3"/>
          </chart:series>
          <chart:series chart:style-name="ch11" chart:values-cell-range-address="Hoja1.B15:Hoja1.B16" chart:label-cell-address="Hoja1.B14:Hoja1.B14" chart:class="chart:scatter">
            <chart:domain table:cell-range-address="Hoja1.A15:Hoja1.A16"/>
            <chart:data-point chart:repeated="2"/>
          </chart:series>
          <chart:series chart:style-name="ch12" chart:values-cell-range-address="Hoja1.B18:Hoja1.B19" chart:label-cell-address="Hoja1.B17:Hoja1.B17" chart:class="chart:scatter">
            <chart:domain table:cell-range-address="Hoja1.A18:Hoja1.A19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tatic </text:p>
                <draw:g>
                  <svg:desc>Hoja1.B10:Hoja1.B10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Dynamic </text:p>
                <draw:g>
                  <svg:desc>Hoja1.B14:Hoja1.B14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Guided </text:p>
                <draw:g>
                  <svg:desc>Hoja1.B17:Hoja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1:Hoja1.A13</svg:desc>
                </draw:g>
              </table:table-cell>
              <table:table-cell office:value-type="float" office:value="0.05430612">
                <text:p>0.05430612</text:p>
                <draw:g>
                  <svg:desc>Hoja1.B11:Hoja1.B13</svg:desc>
                </draw:g>
              </table:table-cell>
              <table:table-cell office:value-type="float" office:value="1">
                <text:p>1</text:p>
                <draw:g>
                  <svg:desc>Hoja1.A15:Hoja1.A16</svg:desc>
                </draw:g>
              </table:table-cell>
              <table:table-cell office:value-type="float" office:value="0.059669227">
                <text:p>0.059669227</text:p>
                <draw:g>
                  <svg:desc>Hoja1.B15:Hoja1.B16</svg:desc>
                </draw:g>
              </table:table-cell>
              <table:table-cell office:value-type="float" office:value="1">
                <text:p>1</text:p>
                <draw:g>
                  <svg:desc>Hoja1.A18:Hoja1.A19</svg:desc>
                </draw:g>
              </table:table-cell>
              <table:table-cell office:value-type="float" office:value="0.0516757935">
                <text:p>0.0516757935</text:p>
                <draw:g>
                  <svg:desc>Hoja1.B18:Hoja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50474035">
                <text:p>0.050474035</text:p>
              </table:table-cell>
              <table:table-cell office:value-type="float" office:value="64">
                <text:p>64</text:p>
              </table:table-cell>
              <table:table-cell office:value-type="float" office:value="0.051401193">
                <text:p>0.051401193</text:p>
              </table:table-cell>
              <table:table-cell office:value-type="float" office:value="64">
                <text:p>64</text:p>
              </table:table-cell>
              <table:table-cell office:value-type="float" office:value="0.0549808395">
                <text:p>0.0549808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540289745">
                <text:p>0.054028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Escalabilidad PClocal</text:p>
        </chart:title>
        <chart:legend chart:legend-position="end" svg:x="11.957cm" svg:y="3.952cm" style:legend-expansion="high" chart:style-name="ch3"/>
        <chart:plot-area chart:style-name="ch4" table:cell-range-address="Hoja1.A27:Hoja1.A32 Hoja1.D28:Hoja1.D31 Hoja1.D33:Hoja1.D36" chart:data-source-has-labels="row" svg:x="1.331cm" svg:y="1.275cm" svg:width="10.306cm" svg:height="6.564cm">
          <chartooo:coordinate-region svg:x="2.058cm" svg:y="1.474cm" svg:width="9.339cm" svg:height="5.718cm"/>
          <chart:axis chart:dimension="x" chart:name="primary-x" chart:style-name="ch5">
            <chart:title svg:x="4.998cm" svg:y="8.019cm" chart:style-name="ch6">
              <text:p>Número de Threads</text:p>
            </chart:title>
          </chart:axis>
          <chart:axis chart:dimension="y" chart:name="primary-y" chart:style-name="ch5">
            <chart:title svg:x="0.451cm" svg:y="5.554cm" chart:style-name="ch7">
              <text:p>Ganancia Sp</text:p>
            </chart:title>
            <chart:grid chart:style-name="ch8" chart:class="major"/>
          </chart:axis>
          <chart:series chart:style-name="ch9" chart:values-cell-range-address="Hoja1.D28:Hoja1.D31" chart:label-cell-address="Hoja1.A27:Hoja1.A27" chart:class="chart:scatter">
            <chart:domain table:cell-range-address="Hoja1.A28:Hoja1.A31"/>
            <chart:data-point chart:repeated="4"/>
          </chart:series>
          <chart:series chart:style-name="ch10" chart:values-cell-range-address="Hoja1.D33:Hoja1.D36" chart:label-cell-address="Hoja1.A32:Hoja1.A32" chart:class="chart:scatter">
            <chart:domain table:cell-range-address="Hoja1.A33:Hoja1.A3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N = 1000</text:p>
                <draw:g>
                  <svg:desc>Hoja1.A27:Hoja1.A27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amaño N = 1100</text:p>
                <draw:g>
                  <svg:desc>Hoja1.A32:Hoja1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8:Hoja1.A31</svg:desc>
                </draw:g>
              </table:table-cell>
              <table:table-cell office:value-type="float" office:value="1">
                <text:p>1</text:p>
                <draw:g>
                  <svg:desc>Hoja1.D28:Hoja1.D31</svg:desc>
                </draw:g>
              </table:table-cell>
              <table:table-cell office:value-type="float" office:value="1">
                <text:p>1</text:p>
                <draw:g>
                  <svg:desc>Hoja1.A33:Hoja1.A36</svg:desc>
                </draw:g>
              </table:table-cell>
              <table:table-cell office:value-type="float" office:value="1">
                <text:p>1</text:p>
                <draw:g>
                  <svg:desc>Hoja1.D33:Hoja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310735224425">
                <text:p>1.84310735224425</text:p>
              </table:table-cell>
              <table:table-cell office:value-type="float" office:value="2">
                <text:p>2</text:p>
              </table:table-cell>
              <table:table-cell office:value-type="float" office:value="1.73422753017582">
                <text:p>1.73422753017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4900396076297">
                <text:p>2.14900396076297</text:p>
              </table:table-cell>
              <table:table-cell office:value-type="float" office:value="3">
                <text:p>3</text:p>
              </table:table-cell>
              <table:table-cell office:value-type="float" office:value="2.18482018909043">
                <text:p>2.18482018909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7857835787977">
                <text:p>1.87857835787977</text:p>
              </table:table-cell>
              <table:table-cell office:value-type="float" office:value="4">
                <text:p>4</text:p>
              </table:table-cell>
              <table:table-cell office:value-type="float" office:value="2.09633876297407">
                <text:p>2.09633876297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88cm" svg:y="0.316cm" chart:style-name="ch2">
          <text:p>Escalabilidad ATCGRID</text:p>
        </chart:title>
        <chart:legend chart:legend-position="end" svg:x="11.957cm" svg:y="3.952cm" style:legend-expansion="high" chart:style-name="ch3"/>
        <chart:plot-area chart:style-name="ch4" table:cell-range-address="Hoja1.A39:Hoja1.A52 Hoja1.D40:Hoja1.D51 Hoja1.D53:Hoja1.D64" chart:data-source-has-labels="row" svg:x="1.331cm" svg:y="1.275cm" svg:width="10.306cm" svg:height="6.564cm">
          <chartooo:coordinate-region svg:x="1.767cm" svg:y="1.474cm" svg:width="9.683cm" svg:height="5.718cm"/>
          <chart:axis chart:dimension="x" chart:name="primary-x" chart:style-name="ch5">
            <chart:title svg:x="4.998cm" svg:y="8.019cm" chart:style-name="ch6">
              <text:p>Número de Threads</text:p>
            </chart:title>
          </chart:axis>
          <chart:axis chart:dimension="y" chart:name="primary-y" chart:style-name="ch5">
            <chart:title svg:x="0.451cm" svg:y="6.519cm" chart:style-name="ch7">
              <text:p>Ganancia de velocidad Sp</text:p>
            </chart:title>
            <chart:grid chart:style-name="ch8" chart:class="major"/>
          </chart:axis>
          <chart:series chart:style-name="ch9" chart:values-cell-range-address="Hoja1.D40:Hoja1.D51" chart:label-cell-address="Hoja1.A39:Hoja1.A39" chart:class="chart:scatter">
            <chart:domain table:cell-range-address="Hoja1.A40:Hoja1.A51"/>
            <chart:data-point chart:repeated="12"/>
          </chart:series>
          <chart:series chart:style-name="ch10" chart:values-cell-range-address="Hoja1.D53:Hoja1.D64" chart:label-cell-address="Hoja1.A52:Hoja1.A52" chart:class="chart:scatter">
            <chart:domain table:cell-range-address="Hoja1.A53:Hoja1.A64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N = 1000</text:p>
                <draw:g>
                  <svg:desc>Hoja1.A39:Hoja1.A39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amaño N = 1100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40:Hoja1.A51</svg:desc>
                </draw:g>
              </table:table-cell>
              <table:table-cell office:value-type="float" office:value="1">
                <text:p>1</text:p>
                <draw:g>
                  <svg:desc>Hoja1.D40:Hoja1.D51</svg:desc>
                </draw:g>
              </table:table-cell>
              <table:table-cell office:value-type="float" office:value="1">
                <text:p>1</text:p>
                <draw:g>
                  <svg:desc>Hoja1.A53:Hoja1.A64</svg:desc>
                </draw:g>
              </table:table-cell>
              <table:table-cell office:value-type="float" office:value="1">
                <text:p>1</text:p>
                <draw:g>
                  <svg:desc>Hoja1.D53:Hoja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3222242912275">
                <text:p>2.53222242912275</text:p>
              </table:table-cell>
              <table:table-cell office:value-type="float" office:value="2">
                <text:p>2</text:p>
              </table:table-cell>
              <table:table-cell office:value-type="float" office:value="2.45339612497858">
                <text:p>2.45339612497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0175477679454">
                <text:p>5.20175477679454</text:p>
              </table:table-cell>
              <table:table-cell office:value-type="float" office:value="3">
                <text:p>3</text:p>
              </table:table-cell>
              <table:table-cell office:value-type="float" office:value="5.28719992986839">
                <text:p>5.28719992986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1126645012859">
                <text:p>5.11126645012859</text:p>
              </table:table-cell>
              <table:table-cell office:value-type="float" office:value="4">
                <text:p>4</text:p>
              </table:table-cell>
              <table:table-cell office:value-type="float" office:value="5.36125708382163">
                <text:p>5.36125708382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6729494087273">
                <text:p>4.96729494087273</text:p>
              </table:table-cell>
              <table:table-cell office:value-type="float" office:value="5">
                <text:p>5</text:p>
              </table:table-cell>
              <table:table-cell office:value-type="float" office:value="5.17531639949655">
                <text:p>5.1753163994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8258759122536">
                <text:p>4.58258759122536</text:p>
              </table:table-cell>
              <table:table-cell office:value-type="float" office:value="6">
                <text:p>6</text:p>
              </table:table-cell>
              <table:table-cell office:value-type="float" office:value="4.88961023992714">
                <text:p>4.88961023992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30737420342683">
                <text:p>4.30737420342683</text:p>
              </table:table-cell>
              <table:table-cell office:value-type="float" office:value="7">
                <text:p>7</text:p>
              </table:table-cell>
              <table:table-cell office:value-type="float" office:value="4.47852917624569">
                <text:p>4.47852917624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02004579200196">
                <text:p>4.02004579200196</text:p>
              </table:table-cell>
              <table:table-cell office:value-type="float" office:value="8">
                <text:p>8</text:p>
              </table:table-cell>
              <table:table-cell office:value-type="float" office:value="4.14718872175436">
                <text:p>4.14718872175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4385181024159">
                <text:p>3.74385181024159</text:p>
              </table:table-cell>
              <table:table-cell office:value-type="float" office:value="9">
                <text:p>9</text:p>
              </table:table-cell>
              <table:table-cell office:value-type="float" office:value="3.94826401657474">
                <text:p>3.9482640165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66179166601435">
                <text:p>3.66179166601435</text:p>
              </table:table-cell>
              <table:table-cell office:value-type="float" office:value="10">
                <text:p>10</text:p>
              </table:table-cell>
              <table:table-cell office:value-type="float" office:value="3.66593060336566">
                <text:p>3.66593060336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41920686194307">
                <text:p>3.41920686194307</text:p>
              </table:table-cell>
              <table:table-cell office:value-type="float" office:value="11">
                <text:p>11</text:p>
              </table:table-cell>
              <table:table-cell office:value-type="float" office:value="3.47098566472495">
                <text:p>3.4709856647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20497206533264">
                <text:p>3.20497206533264</text:p>
              </table:table-cell>
              <table:table-cell office:value-type="float" office:value="12">
                <text:p>12</text:p>
              </table:table-cell>
              <table:table-cell office:value-type="float" office:value="3.30089263379544">
                <text:p>3.30089263379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